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4.12mm" svg:height="148.48mm" svg:x="23.96mm" svg:y="52.06mm">
            <loext:p draw:notify-on-update-of-ranges="Feuille1.B2:Feuille1.B2 Feuille1.B3:Feuille1.B8 Feuille1.C2:Feuille1.C2 Feuille1.C3:Feuille1.C8 Feuille1.D2:Feuille1.D2 Feuille1.D3:Feuille1.D8 Feuille1.E2:Feuille1.E2 Feuille1.E3:Feuille1.E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6.78mm" svg:height="129.89mm" svg:x="25.33mm" svg:y="219.93mm">
            <loext:p draw:notify-on-update-of-ranges="Feuille1.G2:Feuille1.G2 Feuille1.G3:Feuille1.G8 Feuille1.H2:Feuille1.H2 Feuille1.H3:Feuille1.H8 Feuille1.I2:Feuille1.I2 Feuille1.I3:Feuille1.I8 Feuille1.J2:Feuille1.J2 Feuille1.J3:Feuille1.J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uissanc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MI Local</text:p>
          </table:table-cell>
          <table:table-cell office:value-type="string" calcext:value-type="string">
            <text:p>RMI distant</text:p>
          </table:table-cell>
          <table:table-cell/>
          <table:table-cell office:value-type="string" calcext:value-type="string">
            <text:p>puissance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MI Local</text:p>
          </table:table-cell>
          <table:table-cell office:value-type="string" calcext:value-type="string">
            <text:p>RMI distan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776" calcext:value-type="float">
            <text:p>82776</text:p>
          </table:table-cell>
          <table:table-cell office:value-type="float" office:value="1078239" calcext:value-type="float">
            <text:p>1078239</text:p>
          </table:table-cell>
          <table:table-cell office:value-type="float" office:value="1461337" calcext:value-type="float">
            <text:p>14613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2320" calcext:value-type="float">
            <text:p>332320</text:p>
          </table:table-cell>
          <table:table-cell office:value-type="float" office:value="3522937" calcext:value-type="float">
            <text:p>3522937</text:p>
          </table:table-cell>
          <table:table-cell office:value-type="float" office:value="2558170" calcext:value-type="float">
            <text:p>255817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6044" calcext:value-type="float">
            <text:p>66044</text:p>
          </table:table-cell>
          <table:table-cell office:value-type="float" office:value="939540" calcext:value-type="float">
            <text:p>939540</text:p>
          </table:table-cell>
          <table:table-cell office:value-type="float" office:value="1196293" calcext:value-type="float">
            <text:p>11962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6356" calcext:value-type="float">
            <text:p>66356</text:p>
          </table:table-cell>
          <table:table-cell office:value-type="float" office:value="971734" calcext:value-type="float">
            <text:p>971734</text:p>
          </table:table-cell>
          <table:table-cell office:value-type="float" office:value="1105340" calcext:value-type="float">
            <text:p>11053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6028" calcext:value-type="float">
            <text:p>76028</text:p>
          </table:table-cell>
          <table:table-cell office:value-type="float" office:value="860762" calcext:value-type="float">
            <text:p>860762</text:p>
          </table:table-cell>
          <table:table-cell office:value-type="float" office:value="1290396" calcext:value-type="float">
            <text:p>12903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1391" calcext:value-type="float">
            <text:p>311391</text:p>
          </table:table-cell>
          <table:table-cell office:value-type="float" office:value="3390498" calcext:value-type="float">
            <text:p>3390498</text:p>
          </table:table-cell>
          <table:table-cell office:value-type="float" office:value="2683936" calcext:value-type="float">
            <text:p>26839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605" calcext:value-type="float">
            <text:p>58605</text:p>
          </table:table-cell>
          <table:table-cell office:value-type="float" office:value="965590" calcext:value-type="float">
            <text:p>965590</text:p>
          </table:table-cell>
          <table:table-cell office:value-type="float" office:value="1892047" calcext:value-type="float">
            <text:p>18920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718" calcext:value-type="float">
            <text:p>67718</text:p>
          </table:table-cell>
          <table:table-cell office:value-type="float" office:value="807425" calcext:value-type="float">
            <text:p>807425</text:p>
          </table:table-cell>
          <table:table-cell office:value-type="float" office:value="1980984" calcext:value-type="float">
            <text:p>19809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4471" calcext:value-type="float">
            <text:p>74471</text:p>
          </table:table-cell>
          <table:table-cell office:value-type="float" office:value="1045822" calcext:value-type="float">
            <text:p>1045822</text:p>
          </table:table-cell>
          <table:table-cell office:value-type="float" office:value="9797181" calcext:value-type="float">
            <text:p>97971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5143" calcext:value-type="float">
            <text:p>105143</text:p>
          </table:table-cell>
          <table:table-cell office:value-type="float" office:value="1230060" calcext:value-type="float">
            <text:p>1230060</text:p>
          </table:table-cell>
          <table:table-cell office:value-type="float" office:value="9601638" calcext:value-type="float">
            <text:p>96016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9880" calcext:value-type="float">
            <text:p>159880</text:p>
          </table:table-cell>
          <table:table-cell office:value-type="float" office:value="2282497" calcext:value-type="float">
            <text:p>2282497</text:p>
          </table:table-cell>
          <table:table-cell office:value-type="float" office:value="87109377" calcext:value-type="float">
            <text:p>871093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3147" calcext:value-type="float">
            <text:p>153147</text:p>
          </table:table-cell>
          <table:table-cell office:value-type="float" office:value="1970626" calcext:value-type="float">
            <text:p>1970626</text:p>
          </table:table-cell>
          <table:table-cell office:value-type="float" office:value="87145635" calcext:value-type="float">
            <text:p>871456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07225" calcext:value-type="float">
            <text:p>2107225</text:p>
          </table:table-cell>
          <table:table-cell office:value-type="float" office:value="12722110" calcext:value-type="float">
            <text:p>12722110</text:p>
          </table:table-cell>
          <table:table-cell office:value-type="float" office:value="875165891" calcext:value-type="float">
            <text:p>8751658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11135" calcext:value-type="float">
            <text:p>9311135</text:p>
          </table:table-cell>
          <table:table-cell office:value-type="float" office:value="29687535" calcext:value-type="float">
            <text:p>29687535</text:p>
          </table:table-cell>
          <table:table-cell office:value-type="float" office:value="869973808" calcext:value-type="float">
            <text:p>869973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5:25:51.151057589</meta:creation-date>
    <dc:date>2017-09-05T15:34:09.865453493</dc:date>
    <meta:editing-duration>PT8M19S</meta:editing-duration>
    <meta:editing-cycles>1</meta:editing-cycles>
    <meta:document-statistic meta:table-count="1" meta:cell-count="64" meta:object-count="2"/>
    <meta:generator>LibreOffice/5.2.7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13cm" svg:height="14.849cm" xlink:href=".." xlink:type="simple" chart:class="chart:line" chart:style-name="ch1">
        <chart:legend chart:legend-position="top" svg:x="7.481cm" svg:y="0.185cm" style:legend-expansion="wide" chart:style-name="ch2"/>
        <chart:plot-area chart:style-name="ch3" table:cell-range-address="Feuille1.B2:Feuille1.E8" chart:data-source-has-labels="both" svg:x="0.448cm" svg:y="1.079cm" svg:width="21.517cm" svg:height="13.474cm">
          <chartooo:coordinate-region svg:x="2.181cm" svg:y="1.278cm" svg:width="19.505cm" svg:height="12.628cm"/>
          <chart:axis chart:dimension="x" chart:name="primary-x" chart:style-name="ch4" chartooo:axis-type="auto">
            <chartooo:date-scale/>
            <chart:categories table:cell-range-address="Feuille1.B3:Feuille1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8" chart:label-cell-address="Feuille1.C2:Feuille1.C2" chart:class="chart:line">
            <chart:data-point chart:repeated="6"/>
          </chart:series>
          <chart:series chart:style-name="ch7" chart:values-cell-range-address="Feuille1.D3:Feuille1.D8" chart:label-cell-address="Feuille1.D2:Feuille1.D2" chart:class="chart:line">
            <chart:data-point chart:repeated="6"/>
          </chart:series>
          <chart:series chart:style-name="ch8" chart:values-cell-range-address="Feuille1.E3:Feuille1.E8" chart:label-cell-address="Feuille1.E2:Feuille1.E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Feuille1.C2:Feuille1.C2</svg:desc>
                </draw:g>
              </table:table-cell>
              <table:table-cell office:value-type="string">
                <text:p>RMI Local</text:p>
                <draw:g>
                  <svg:desc>Feuille1.D2:Feuille1.D2</svg:desc>
                </draw:g>
              </table:table-cell>
              <table:table-cell office:value-type="string">
                <text:p>RMI distant</text:p>
                <draw:g>
                  <svg:desc>Feuille1.E2:Feui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B3:Feuille1.B8</svg:desc>
                </draw:g>
              </table:table-cell>
              <table:table-cell office:value-type="float" office:value="82776">
                <text:p>82776</text:p>
                <draw:g>
                  <svg:desc>Feuille1.C3:Feuille1.C8</svg:desc>
                </draw:g>
              </table:table-cell>
              <table:table-cell office:value-type="float" office:value="1078239">
                <text:p>1078239</text:p>
                <draw:g>
                  <svg:desc>Feuille1.D3:Feuille1.D8</svg:desc>
                </draw:g>
              </table:table-cell>
              <table:table-cell office:value-type="float" office:value="1461337">
                <text:p>1461337</text:p>
                <draw:g>
                  <svg:desc>Feuille1.E3:Feuille1.E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6044">
                <text:p>66044</text:p>
              </table:table-cell>
              <table:table-cell office:value-type="float" office:value="939540">
                <text:p>939540</text:p>
              </table:table-cell>
              <table:table-cell office:value-type="float" office:value="1196293">
                <text:p>11962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6028">
                <text:p>76028</text:p>
              </table:table-cell>
              <table:table-cell office:value-type="float" office:value="860762">
                <text:p>860762</text:p>
              </table:table-cell>
              <table:table-cell office:value-type="float" office:value="1290396">
                <text:p>12903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8605">
                <text:p>58605</text:p>
              </table:table-cell>
              <table:table-cell office:value-type="float" office:value="965590">
                <text:p>965590</text:p>
              </table:table-cell>
              <table:table-cell office:value-type="float" office:value="1892047">
                <text:p>18920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471">
                <text:p>74471</text:p>
              </table:table-cell>
              <table:table-cell office:value-type="float" office:value="1045822">
                <text:p>1045822</text:p>
              </table:table-cell>
              <table:table-cell office:value-type="float" office:value="9797181">
                <text:p>97971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9880">
                <text:p>159880</text:p>
              </table:table-cell>
              <table:table-cell office:value-type="float" office:value="2282497">
                <text:p>2282497</text:p>
              </table:table-cell>
              <table:table-cell office:value-type="float" office:value="87109377">
                <text:p>87109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79cm" svg:height="12.99cm" xlink:href=".." xlink:type="simple" chart:class="chart:line" chart:style-name="ch1">
        <chart:legend chart:legend-position="end" svg:x="17.562cm" svg:y="5.698cm" style:legend-expansion="high" chart:style-name="ch2"/>
        <chart:plot-area chart:style-name="ch3" table:cell-range-address="Feuille1.G2:Feuille1.J8" chart:data-source-has-labels="both" svg:x="0.413cm" svg:y="0.259cm" svg:width="16.736cm" svg:height="12.472cm">
          <chartooo:coordinate-region svg:x="2.146cm" svg:y="0.459cm" svg:width="14.724cm" svg:height="11.625cm"/>
          <chart:axis chart:dimension="x" chart:name="primary-x" chart:style-name="ch4" chartooo:axis-type="auto">
            <chartooo:date-scale/>
            <chart:categories table:cell-range-address="Feuille1.G3:Feuille1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H3:Feuille1.H8" chart:label-cell-address="Feuille1.H2:Feuille1.H2" chart:class="chart:line">
            <chart:data-point chart:repeated="6"/>
          </chart:series>
          <chart:series chart:style-name="ch7" chart:values-cell-range-address="Feuille1.I3:Feuille1.I8" chart:label-cell-address="Feuille1.I2:Feuille1.I2" chart:class="chart:line">
            <chart:data-point chart:repeated="6"/>
          </chart:series>
          <chart:series chart:style-name="ch8" chart:values-cell-range-address="Feuille1.J3:Feuille1.J8" chart:label-cell-address="Feuille1.J2:Feuille1.J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Feuille1.H2:Feuille1.H2</svg:desc>
                </draw:g>
              </table:table-cell>
              <table:table-cell office:value-type="string">
                <text:p>RMI Local</text:p>
                <draw:g>
                  <svg:desc>Feuille1.I2:Feuille1.I2</svg:desc>
                </draw:g>
              </table:table-cell>
              <table:table-cell office:value-type="string">
                <text:p>RMI distant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1.G3:Feuille1.G8</svg:desc>
                </draw:g>
              </table:table-cell>
              <table:table-cell office:value-type="float" office:value="332320">
                <text:p>332320</text:p>
                <draw:g>
                  <svg:desc>Feuille1.H3:Feuille1.H8</svg:desc>
                </draw:g>
              </table:table-cell>
              <table:table-cell office:value-type="float" office:value="3522937">
                <text:p>3522937</text:p>
                <draw:g>
                  <svg:desc>Feuille1.I3:Feuille1.I8</svg:desc>
                </draw:g>
              </table:table-cell>
              <table:table-cell office:value-type="float" office:value="2558170">
                <text:p>2558170</text:p>
                <draw:g>
                  <svg:desc>Feuille1.J3:Feuille1.J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6356">
                <text:p>66356</text:p>
              </table:table-cell>
              <table:table-cell office:value-type="float" office:value="971734">
                <text:p>971734</text:p>
              </table:table-cell>
              <table:table-cell office:value-type="float" office:value="1105340">
                <text:p>110534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1391">
                <text:p>311391</text:p>
              </table:table-cell>
              <table:table-cell office:value-type="float" office:value="3390498">
                <text:p>3390498</text:p>
              </table:table-cell>
              <table:table-cell office:value-type="float" office:value="2683936">
                <text:p>26839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7718">
                <text:p>67718</text:p>
              </table:table-cell>
              <table:table-cell office:value-type="float" office:value="807425">
                <text:p>807425</text:p>
              </table:table-cell>
              <table:table-cell office:value-type="float" office:value="1980984">
                <text:p>19809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5143">
                <text:p>105143</text:p>
              </table:table-cell>
              <table:table-cell office:value-type="float" office:value="1230060">
                <text:p>1230060</text:p>
              </table:table-cell>
              <table:table-cell office:value-type="float" office:value="9601638">
                <text:p>96016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3147">
                <text:p>153147</text:p>
              </table:table-cell>
              <table:table-cell office:value-type="float" office:value="1970626">
                <text:p>1970626</text:p>
              </table:table-cell>
              <table:table-cell office:value-type="float" office:value="87145635">
                <text:p>87145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